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of Force by Banks to Recover Loans<text:line-break/>Discuss on the above topic<text:line-break/> <text:line-break/> past simple tense<text:line-break/> <text:line-break/> p- v2<text:line-break/> n- did not (didn't) + v1<text:line-break/> q - Did....v1..?<text:line-break/> Wh... did....v1...?<text:line-break/> <text:line-break/> I woke up at 5a.m<text:line-break/> Then after I went to the washroom and got freshen up .Then, I went to my room , and opened my laptop and started to study,for two hours I studied .<text:line-break/> I had an english class from 10 a.m to 12p.m. so, I got ready for my class, then after the class sat and relaxed for some time. <text:line-break/> I started to prepare for my web- development  classes which,  time is from 2 p.m to 7 p.m. <text:line-break/> Then after that, I took a shower and ate lunch.<text:line-break/> After which , I came back to my study room and started my web - development classes which continued till 7 in the evening.<text:line-break/> After my class was over I sat and relaxed for some time.<text:line-break/> <text:line-break/>A, e, I,o,u - vowel ( va-ul)<text:line-break/> consonant -<text:line-break/>  The - Thee Ant (aye- nt)<text:line-break/>  was - w-aw-z<text:line-break/>  merrily - mei-ri-ly<text:line-break/>  his - he-iz<text:line-break/>  instead -in- stead<text:line-break/>  idle- i-dill<text:line-break/>  yawned - ubasi lena ( yawn-ed)<text:line-break/>  Leaves -Lee-vez<text:line-break/>  cozy- co-zy<text:line-break/>  regretted - pachtawa ( regret-t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fc9e62</dc:title>
    <meta:initial-creator>Etherpad</meta:initial-creator>
    <dc:creator>Etherpad</dc:creator>
    <meta:document-statistic meta:table-count="0" meta:image-count="0" meta:object-count="0" meta:page-count="1" meta:paragraph-count="1" meta:word-count="200" meta:character-count="1043" meta:non-whitespace-character-count="799"/>
    <meta:generator>LibreOffice/6.2.8.2$Linux_X86_64 LibreOffice_project/20$Build-2</meta:generator>
    <meta:user-defined meta:name=""/>
  </office:meta>
</office:document-meta>
</file>